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37mm"/>
    </style:style>
    <style:style style:name="co2" style:family="table-column">
      <style:table-column-properties fo:break-before="auto" style:column-width="58.5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10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style:rotation-angle="90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Atribu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TRIBU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nal de Origem</text:p>
          </table:table-cell>
          <table:table-cell office:value-type="string" calcext:value-type="string">
            <text:p>1 - Plataforma Android</text:p>
            <text:p>2 - Plataforma IOS</text:p>
            <text:p>3 - Plataforma Web</text:p>
          </table:table-cell>
          <table:table-cell/>
        </table:table-row>
        <table:table-row table:style-name="ro1">
          <table:table-cell office:value-type="string" calcext:value-type="string">
            <text:p>Regi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d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xa Etá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Abertura Reclam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Resposta Reclam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e Fantas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mento de Merc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 da Reclam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nto da Reclamaç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po probl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ondid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ituação da Reclamacao</text:p>
          </table:table-cell>
          <table:table-cell office:value-type="string" calcext:value-type="string">
            <text:p>1 – Cancelada</text:p>
            <text:p>2 – Encerrada</text:p>
            <text:p>3 - Finalizada avaliada</text:p>
            <text:p>4 - Finalizada não avaliada</text:p>
            <text:p>5 – Não informada</text:p>
          </table:table-cell>
          <table:table-cell table:style-name="ce1" office:value-type="string" calcext:value-type="string">
            <text:p>Observação: Alocar o NULL para opção: 5</text:p>
          </table:table-cell>
        </table:table-row>
        <table:table-row table:style-name="ro4">
          <table:table-cell office:value-type="string" calcext:value-type="string">
            <text:p>Avaliação da Reclamaçao</text:p>
          </table:table-cell>
          <table:table-cell office:value-type="string" calcext:value-type="string">
            <text:p>1 - Não Avaliada</text:p>
            <text:p>2 - Não Resolvida</text:p>
            <text:p>3 – Resolvida</text:p>
            <text:p>4 – Não informado</text:p>
          </table:table-cell>
          <table:table-cell table:style-name="ce1" office:value-type="string" calcext:value-type="string">
            <text:p>Observação: Alocar o NULL para opção: 4</text:p>
          </table:table-cell>
        </table:table-row>
        <table:table-row table:style-name="ro1">
          <table:table-cell office:value-type="string" calcext:value-type="string">
            <text:p>Nota do Consumidor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alise de Recusa do Gestor</text:p>
          </table:table-cell>
          <table:table-cell office:value-type="string" calcext:value-type="string">
            <text:p>1 – Encerrada</text:p>
            <text:p>2 – Improcedente</text:p>
            <text:p>3 – Procedente</text:p>
            <text:p>4 – Não informado</text:p>
          </table:table-cell>
          <table:table-cell table:style-name="ce1" office:value-type="string" calcext:value-type="string">
            <text:p>Observação: Alocar o NULL para opção: 4</text:p>
          </table:table-cell>
        </table:table-row>
        <table:table-row table:style-name="ro1">
          <table:table-cell office:value-type="string" calcext:value-type="string">
            <text:p>Interação do Ge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= Contador de reclamações (totalizador para facilitar o uso dos dados em tabela dinâmica) </text:p>
          </table:table-cell>
          <table:table-cell table:number-columns-repeated="2"/>
        </table:table-row>
        <table:table-row table:style-name="ro1" table:number-rows-repeated="11">
          <table:table-cell table:number-columns-repeated="3"/>
        </table:table-row>
        <table:table-row table:style-name="ro5">
          <table:table-cell/>
          <table:table-cell table:style-name="ce2" office:value-type="string" calcext:value-type="string">
            <text:p>Gesto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olfo Lima</meta:initial-creator>
    <meta:creation-date>2019-09-26T15:28:46.777976338</meta:creation-date>
    <dc:date>2019-09-26T17:01:22.526068839</dc:date>
    <dc:creator>Rodolfo Lima</dc:creator>
    <meta:editing-duration>PT45M51S</meta:editing-duration>
    <meta:editing-cycles>6</meta:editing-cycles>
    <meta:generator>LibreOffice/6.2.5.2$Linux_X86_64 LibreOffice_project/1ec314fa52f458adc18c4f025c545a4e8b22c159</meta:generator>
    <meta:document-statistic meta:table-count="1" meta:cell-count="34" meta:object-count="0"/>
  </office:meta>
</office:document-meta>
</file>